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c5e1" officeooo:paragraph-rsid="0020c5e1"/>
    </style:style>
    <style:style style:name="P2" style:family="paragraph" style:parent-style-name="Title">
      <style:text-properties officeooo:rsid="001e6c22" officeooo:paragraph-rsid="001e6c22"/>
    </style:style>
    <style:style style:name="P3" style:family="paragraph" style:parent-style-name="Title">
      <style:text-properties fo:font-size="32pt" style:font-size-asian="32pt" style:font-size-complex="32pt"/>
    </style:style>
    <style:style style:name="P4" style:family="paragraph" style:parent-style-name="Title">
      <style:text-properties fo:font-size="28pt" style:font-size-asian="28pt" style:font-size-complex="28pt"/>
    </style:style>
    <style:style style:name="P5" style:family="paragraph" style:parent-style-name="Title">
      <style:text-properties fo:font-size="26pt" style:font-size-asian="26pt" style:font-size-complex="26pt"/>
    </style:style>
    <style:style style:name="P6" style:family="paragraph" style:parent-style-name="Title">
      <style:paragraph-properties fo:break-before="page"/>
    </style:style>
    <style:style style:name="P7" style:family="paragraph" style:parent-style-name="Title">
      <style:paragraph-properties fo:break-before="page"/>
      <style:text-properties officeooo:rsid="001e6c22" officeooo:paragraph-rsid="001e6c22"/>
    </style:style>
    <style:style style:name="P8" style:family="paragraph" style:parent-style-name="Title">
      <style:paragraph-properties fo:break-before="page"/>
      <style:text-properties officeooo:rsid="001fdf5f" officeooo:paragraph-rsid="001fdf5f"/>
    </style:style>
    <style:style style:name="T1" style:family="text">
      <style:text-properties officeooo:rsid="001fdf5f"/>
    </style:style>
    <style:style style:name="T2" style:family="text">
      <style:text-properties officeooo:rsid="0020c5e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</text:span>ntecedentes de la Empresa</text:p>
      <text:p text:style-name="P7">Misión, Visión, Valores</text:p>
      <text:p text:style-name="P6">Novedades</text:p>
      <text:p text:style-name="P8">Contacto</text:p>
      <text:p text:style-name="P8">Lineas de productos</text:p>
      <text:p text:style-name="P8">Imagenología médica</text:p>
      <text:p text:style-name="P8">Radiología Analógica</text:p>
      <text:p text:style-name="P8">Radiología Digital</text:p>
      <text:p text:style-name="P6">Esterilización hospitalaria</text:p>
      <text:p text:style-name="Title"><text:soft-page-break/>Trazabilidad</text:p>
      <text:p text:style-name="Title"/>
      <text:p text:style-name="Title"><text:soft-page-break/>Informática médica</text:p>
      <text:p text:style-name="Title"><text:soft-page-break/>Radiología Computarizada</text:p>
      <text:p text:style-name="Title"><text:soft-page-break/>Equipos y químicos para revelado</text:p>
      <text:p text:style-name="Title"><text:soft-page-break/>Equipos y casetas para CR</text:p>
      <text:p text:style-name="Title"><text:soft-page-break/>Películas y casetas para RA</text:p>
      <text:p text:style-name="Title"><text:soft-page-break/>Sistemas para radiología digital</text:p>
      <text:p text:style-name="P3"><text:soft-page-break/>Equipos y película para impresión de imágenes digitales</text:p>
      <text:p text:style-name="Title"><text:soft-page-break/>Monitores grado médico</text:p>
      <text:p text:style-name="Title"><text:soft-page-break/>Estaciones de trabajo</text:p>
      <text:p text:style-name="Title"><text:soft-page-break/>Radiología dental análoga</text:p>
      <text:p text:style-name="Title"><text:soft-page-break/>Radiología dental digital</text:p>
      <text:p text:style-name="Title"><text:soft-page-break/>Mesas de rayos X</text:p>
      <text:p text:style-name="P3"><text:soft-page-break/>Sistema de trazabilidad de instrumental (T-DOC)</text:p>
      <text:p text:style-name="P3"><text:soft-page-break/>Sistema de Almacenamiento y Comunicación de Imagenes (PACS)</text:p>
      <text:p text:style-name="Title"><text:soft-page-break/>Sistema de información radiológica (RIS)</text:p>
      <text:p text:style-name="Title"><text:soft-page-break/>Soluciones en la nube</text:p>
      <text:p text:style-name="Title"><text:soft-page-break/>Lavadoras automáticas de instrumental</text:p>
      <text:p text:style-name="Title"><text:soft-page-break/>Lavadora de endoscopios</text:p>
      <text:p text:style-name="Title"><text:soft-page-break/>Detergente enzimático</text:p>
      <text:p text:style-name="Title"><text:soft-page-break/>Lubricante y abrillantador de instrumental</text:p>
      <text:p text:style-name="Title"><text:soft-page-break/>Contenedores</text:p>
      <text:p text:style-name="Text_20_body"/>
      <text:p text:style-name="Title"><text:soft-page-break/>Empaque para esterilización</text:p>
      <text:p text:style-name="Title"><text:soft-page-break/>Prueba de integridad de sellado</text:p>
      <text:p text:style-name="P4"><text:soft-page-break/>Insumos para monitoreo y validación de proceso de esterilización</text:p>
      <text:p text:style-name="P5"><text:bookmark text:name="docs-internal-guid-f71c9327-52a4-06b1-3d50-4a6e14d8f2e7"/><text:soft-page-break/>Dispositivos de Reto al Proceso (PCDs) para poner a prueba equipos de lavado y esterilización</text:p>
      <text:p text:style-name="Title"><text:soft-page-break/>Esterilizadores de alta y baja temperatura</text:p>
      <text:p text:style-name="P3"><text:soft-page-break/>Rediseño y equipamiento de Centrales de Esterilización</text:p>
      <text:p text:style-name="P1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40pt" fo:font-weight="bold" officeooo:rsid="001e6c22" style:font-size-asian="40pt" style:font-weight-asian="bold" style:font-size-complex="4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7.601cm" style:num-format="1" style:print-orientation="landscape" fo:margin-top="1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3:14:56.705425255</meta:creation-date>
    <meta:print-date>2016-03-07T14:47:30.772548071</meta:print-date>
    <dc:date>2016-03-07T15:18:38.588381657</dc:date>
    <meta:editing-duration>PT1H17M13S</meta:editing-duration>
    <meta:editing-cycles>1</meta:editing-cycles>
    <meta:document-statistic meta:table-count="0" meta:image-count="0" meta:object-count="0" meta:page-count="38" meta:paragraph-count="38" meta:word-count="151" meta:character-count="1117" meta:non-whitespace-character-count="1002"/>
    <meta:generator>LibreOffice/5.0.5.2$Linux_X86_64 LibreOffice_project/00m0$Build-2</meta:generator>
  </office:meta>
</office:document-meta>
</file>